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 table:number-columns-repeated="225"/>
        <table:table-column table:style-name="ACOL-0" table:number-columns-repeated="1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ururoa_MIS3_MIS4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FIL_8_30_109.6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59100">
            <text:p>591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Botryoidal aragonite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5.2">
            <text:p>−105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amoinEtal200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ururoa_MIS3_MIS4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FIL_8_30_116.4m</text:p>
          </table:table-cell>
          <table:table-cell table:style-name="ACE-0" office:value-type="float" office:value="-21.832999999999998">
            <text:p>−21.833</text:p>
          </table:table-cell>
          <table:table-cell table:style-name="ACE-0" office:value-type="float" office:value="-138.88300000000001">
            <text:p>−138.883</text:p>
          </table:table-cell>
          <table:table-cell table:style-name="ACE-0" office:value-type="float" office:value="69000">
            <text:p>69000</text:p>
          </table:table-cell>
          <table:table-cell table:style-name="ACE-0" office:value-type="float" office:value="3200">
            <text:p>3200</text:p>
          </table:table-cell>
          <table:table-cell table:style-name="ACE-0" office:value-type="string">
            <text:p>Botryoidal aragonite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2">
            <text:p>−111.2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CamoinEtal200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25">
          <table:table-cell table:number-columns-repeated="256" table:style-name="ACE-0"/>
        </table:table-row>
        <table:table-row table:style-name="AROW-0" table:number-rows-repeated="1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5" gnm:cursor-row="1">
          <gnm:selection gnm:start-col="15" gnm:start-row="1" gnm:end-col="15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8T07:41:34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